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elvetica Neue" svg:font-family="'Helvetica Neue', Helvetica, Arial, sans-serif"/>
    <style:font-face style:name="Latin Modern Math" svg:font-family="'Latin Modern Math'"/>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line-height="100%" fo:text-align="center" style:justify-single-word="false"/>
      <style:text-properties officeooo:paragraph-rsid="0064ea41"/>
    </style:style>
    <style:style style:name="P2" style:family="paragraph" style:parent-style-name="Standard">
      <style:paragraph-properties fo:margin-top="0cm" fo:margin-bottom="0cm" style:contextual-spacing="false" fo:line-height="0.801cm" fo:text-align="center" style:justify-single-word="false"/>
      <style:text-properties officeooo:paragraph-rsid="006277bb"/>
    </style:style>
    <style:style style:name="P3" style:family="paragraph" style:parent-style-name="Standard">
      <style:paragraph-properties fo:margin-top="0cm" fo:margin-bottom="0cm" style:contextual-spacing="false" fo:line-height="0.801cm" fo:text-align="center" style:justify-single-word="false"/>
      <style:text-properties officeooo:paragraph-rsid="006386d6"/>
    </style:style>
    <style:style style:name="P4" style:family="paragraph" style:parent-style-name="Standard">
      <style:text-properties officeooo:paragraph-rsid="0076bdd0"/>
    </style:style>
    <style:style style:name="P5" style:family="paragraph" style:parent-style-name="Standard">
      <style:paragraph-properties fo:margin-top="0cm" fo:margin-bottom="0cm" style:contextual-spacing="false" fo:line-height="0.801cm" fo:text-align="center" style:justify-single-word="false"/>
      <style:text-properties officeooo:paragraph-rsid="0064ea41"/>
    </style:style>
    <style:style style:name="P6" style:family="paragraph" style:parent-style-name="Standard" style:master-page-name="">
      <style:paragraph-properties fo:margin-top="0cm" fo:margin-bottom="0cm" style:contextual-spacing="false" fo:line-height="0.801cm" fo:text-align="start" style:justify-single-word="false" style:page-number="auto">
        <style:drop-cap style:lines="3"/>
      </style:paragraph-properties>
      <style:text-properties officeooo:paragraph-rsid="0064ea41"/>
    </style:style>
    <style:style style:name="P7" style:family="paragraph" style:parent-style-name="Standard">
      <style:paragraph-properties fo:margin-top="0cm" fo:margin-bottom="0cm" style:contextual-spacing="false" fo:line-height="0.801cm" fo:text-align="start" style:justify-single-word="false">
        <style:drop-cap style:lines="3"/>
      </style:paragraph-properties>
      <style:text-properties officeooo:paragraph-rsid="0064ea41"/>
    </style:style>
    <style:style style:name="P8" style:family="paragraph" style:parent-style-name="Standard">
      <style:paragraph-properties fo:margin-top="0cm" fo:margin-bottom="0cm" style:contextual-spacing="false" fo:line-height="0.801cm" fo:text-align="center" style:justify-single-word="false">
        <style:drop-cap style:lines="3"/>
      </style:paragraph-properties>
      <style:text-properties officeooo:paragraph-rsid="006386d6"/>
    </style:style>
    <style:style style:name="P9" style:family="paragraph" style:parent-style-name="Standard">
      <style:paragraph-properties fo:line-height="100%" fo:text-align="justify" style:justify-single-word="false"/>
      <style:text-properties officeooo:paragraph-rsid="006277bb"/>
    </style:style>
    <style:style style:name="P10" style:family="paragraph" style:parent-style-name="Standard">
      <style:paragraph-properties fo:line-height="100%" fo:text-align="start" style:justify-single-word="false"/>
      <style:text-properties fo:font-variant="small-caps" fo:color="#ff0000" loext:opacity="100%" style:font-name="Latin Modern Roman1" fo:font-size="11pt" fo:font-weight="normal" officeooo:paragraph-rsid="00520f8a" style:font-size-asian="11pt" style:font-weight-asian="normal" style:font-size-complex="11pt" style:font-weight-complex="normal"/>
    </style:style>
    <style:style style:name="P11" style:family="paragraph" style:parent-style-name="Standard">
      <style:paragraph-properties fo:line-height="100%" fo:text-align="start" style:justify-single-word="false"/>
      <style:text-properties style:font-name="Latin Modern Roman1" fo:font-size="9pt" officeooo:paragraph-rsid="00520f8a" style:font-size-asian="9pt" style:font-size-complex="9pt"/>
    </style:style>
    <style:style style:name="P12" style:family="paragraph" style:parent-style-name="Standard">
      <style:paragraph-properties fo:line-height="100%" fo:text-align="start" style:justify-single-word="false"/>
      <style:text-properties style:font-name="Latin Modern Roman1" fo:font-size="10pt" officeooo:paragraph-rsid="00520f8a" style:font-size-asian="10pt" style:font-size-complex="10pt"/>
    </style:style>
    <style:style style:name="P13" style:family="paragraph" style:parent-style-name="Standard">
      <style:paragraph-properties fo:line-height="100%" fo:text-align="start" style:justify-single-word="false"/>
      <style:text-properties style:font-name="Latin Modern Roman1" fo:font-size="10pt" officeooo:paragraph-rsid="00537561" style:font-size-asian="10pt" style:font-size-complex="10pt"/>
    </style:style>
    <style:style style:name="P14" style:family="paragraph" style:parent-style-name="Standard">
      <style:paragraph-properties fo:line-height="100%" fo:text-align="start" style:justify-single-word="false"/>
      <style:text-properties fo:font-size="10pt" officeooo:paragraph-rsid="00520f8a" style:font-size-asian="10pt" style:font-size-complex="10pt"/>
    </style:style>
    <style:style style:name="P15" style:family="paragraph" style:parent-style-name="Standard">
      <style:paragraph-properties fo:line-height="100%" fo:text-align="start" style:justify-single-word="false"/>
    </style:style>
    <style:style style:name="P16" style:family="paragraph" style:parent-style-name="Standard">
      <style:paragraph-properties fo:line-height="100%" fo:text-align="start" style:justify-single-word="false"/>
      <style:text-properties style:font-name="Latin Modern Roman1" officeooo:paragraph-rsid="00537561"/>
    </style:style>
    <style:style style:name="P17" style:family="paragraph" style:parent-style-name="Standard">
      <style:paragraph-properties fo:line-height="100%" fo:text-align="start" style:justify-single-word="false"/>
      <style:text-properties officeooo:paragraph-rsid="00537561"/>
    </style:style>
    <style:style style:name="P18" style:family="paragraph" style:parent-style-name="Standard">
      <style:paragraph-properties fo:line-height="100%" fo:text-align="start" style:justify-single-word="false"/>
      <style:text-properties officeooo:paragraph-rsid="00563702"/>
    </style:style>
    <style:style style:name="P19" style:family="paragraph" style:parent-style-name="Standard">
      <style:paragraph-properties fo:line-height="100%" fo:text-align="justify" style:justify-single-word="false"/>
    </style:style>
    <style:style style:name="P20" style:family="paragraph" style:parent-style-name="Standard">
      <style:paragraph-properties fo:line-height="100%" fo:text-align="center" style:justify-single-word="false"/>
    </style:style>
    <style:style style:name="P21" style:family="paragraph" style:parent-style-name="Standard">
      <style:paragraph-properties fo:line-height="100%" fo:text-align="justify" style:justify-single-word="false">
        <style:drop-cap/>
      </style:paragraph-properties>
      <style:text-properties style:font-name="Latin Modern Roman1" fo:font-size="10pt" officeooo:paragraph-rsid="0016051e" style:font-size-asian="10pt" style:font-size-complex="10pt"/>
    </style:style>
    <style:style style:name="P22" style:family="paragraph" style:parent-style-name="Standard">
      <style:paragraph-properties fo:line-height="100%" fo:text-align="justify" style:justify-single-word="false">
        <style:drop-cap/>
      </style:paragraph-properties>
      <style:text-properties style:font-name="Latin Modern Roman1" fo:font-size="9pt" officeooo:paragraph-rsid="0016051e" style:font-size-asian="7.84999990463257pt" style:font-size-complex="9pt"/>
    </style:style>
    <style:style style:name="P23" style:family="paragraph" style:parent-style-name="Standard">
      <style:paragraph-properties fo:line-height="100%" fo:text-align="center" style:justify-single-word="false"/>
      <style:text-properties officeooo:paragraph-rsid="00588310"/>
    </style:style>
    <style:style style:name="P24" style:family="paragraph" style:parent-style-name="Standard">
      <style:paragraph-properties fo:line-height="100%" fo:text-align="justify" style:justify-single-word="false">
        <style:drop-cap/>
      </style:paragraph-properties>
      <style:text-properties style:font-name="Latin Modern Roman1" fo:font-size="10pt" officeooo:paragraph-rsid="00520f8a" style:font-size-asian="10pt" style:font-size-complex="10pt"/>
    </style:style>
    <style:style style:name="P25" style:family="paragraph" style:parent-style-name="Standard">
      <style:paragraph-properties fo:line-height="100%" fo:text-align="justify" style:justify-single-word="false"/>
      <style:text-properties style:font-name="Latin Modern Roman1" fo:font-size="9pt" style:text-underline-style="none" style:font-size-asian="7.84999990463257pt" style:font-size-complex="9pt"/>
    </style:style>
    <style:style style:name="P26" style:family="paragraph" style:parent-style-name="Standard">
      <style:paragraph-properties fo:line-height="100%" fo:text-align="center" style:justify-single-word="false"/>
      <style:text-properties style:font-name="Latin Modern Roman1" fo:font-size="11pt" fo:font-weight="normal" officeooo:paragraph-rsid="000c2777" style:font-size-asian="11pt" style:font-weight-asian="normal" style:font-size-complex="11pt" style:font-weight-complex="normal"/>
    </style:style>
    <style:style style:name="P27" style:family="paragraph" style:parent-style-name="Standard">
      <style:paragraph-properties fo:line-height="100%" fo:text-align="justify" style:justify-single-word="false">
        <style:drop-cap/>
      </style:paragraph-properties>
      <style:text-properties style:font-name="Latin Modern Roman1" fo:font-size="10pt" style:font-size-asian="10pt" style:font-size-complex="10pt"/>
    </style:style>
    <style:style style:name="P28" style:family="paragraph" style:parent-style-name="Standard">
      <style:paragraph-properties fo:line-height="100%" fo:text-align="justify" style:justify-single-word="false"/>
      <style:text-properties style:font-name="Latin Modern Roman1" fo:font-size="9pt" style:font-size-asian="7.84999990463257pt" style:font-size-complex="9pt"/>
    </style:style>
    <style:style style:name="P29" style:family="paragraph" style:parent-style-name="Standard">
      <style:paragraph-properties fo:line-height="100%" fo:text-align="justify" style:justify-single-word="false">
        <style:drop-cap/>
      </style:paragraph-properties>
      <style:text-properties style:font-name="Latin Modern Roman1" fo:font-size="10pt" officeooo:paragraph-rsid="0060a88b" style:font-size-asian="10pt" style:font-size-complex="10pt"/>
    </style:style>
    <style:style style:name="P30" style:family="paragraph" style:parent-style-name="Standard">
      <style:paragraph-properties fo:line-height="100%" fo:text-align="justify" style:justify-single-word="false">
        <style:drop-cap/>
      </style:paragraph-properties>
      <style:text-properties style:font-name="Latin Modern Roman1" fo:font-size="9pt" style:font-size-asian="7.84999990463257pt" style:font-size-complex="9pt"/>
    </style:style>
    <style:style style:name="P31" style:family="paragraph" style:parent-style-name="Standard">
      <style:paragraph-properties fo:line-height="100%" fo:text-align="justify" style:justify-single-word="false"/>
      <style:text-properties style:font-name="Latin Modern Roman1"/>
    </style:style>
    <style:style style:name="P32" style:family="paragraph" style:parent-style-name="Standard">
      <style:paragraph-properties fo:line-height="100%" fo:text-align="justify" style:justify-single-word="false"/>
      <style:text-properties officeooo:paragraph-rsid="001baf31"/>
    </style:style>
    <style:style style:name="P33" style:family="paragraph" style:parent-style-name="Standard">
      <style:paragraph-properties fo:line-height="100%" fo:text-align="justify" style:justify-single-word="false"/>
      <style:text-properties fo:color="#ff0000" loext:opacity="100%" style:font-name="Latin Modern Roman1" fo:font-size="9pt" fo:font-style="italic" fo:font-weight="bold" officeooo:paragraph-rsid="001baf31" style:font-size-asian="9pt" style:font-style-asian="italic" style:font-weight-asian="bold" style:font-size-complex="9pt" style:font-style-complex="italic" style:font-weight-complex="bold"/>
    </style:style>
    <style:style style:name="P34" style:family="paragraph" style:parent-style-name="Standard">
      <style:paragraph-properties fo:line-height="100%" fo:text-align="justify" style:justify-single-word="false"/>
      <style:text-properties style:font-name="Latin Modern Roman1" fo:font-size="10pt" style:font-size-asian="10pt" style:font-size-complex="10pt"/>
    </style:style>
    <style:style style:name="P35" style:family="paragraph" style:parent-style-name="Standard">
      <style:paragraph-properties fo:line-height="100%" fo:text-align="justify" style:justify-single-word="false"/>
      <style:text-properties style:font-name="Latin Modern Roman1" fo:font-size="10pt" officeooo:paragraph-rsid="0024489a" style:font-size-asian="10pt" style:font-size-complex="10pt"/>
    </style:style>
    <style:style style:name="P36" style:family="paragraph" style:parent-style-name="Standard">
      <style:paragraph-properties fo:text-align="justify" style:justify-single-word="false"/>
    </style:style>
    <style:style style:name="P37" style:family="paragraph" style:parent-style-name="Standard">
      <style:paragraph-properties fo:line-height="100%" fo:text-align="justify" style:justify-single-word="false"/>
      <style:text-properties fo:font-variant="small-caps" fo:color="#ff0000" loext:opacity="100%" style:font-name="Latin Modern Roman1" fo:font-size="11pt" fo:font-weight="normal" style:font-size-asian="11pt" style:font-weight-asian="normal" style:font-size-complex="11pt" style:font-weight-complex="normal"/>
    </style:style>
    <style:style style:name="P38" style:family="paragraph" style:parent-style-name="Standard">
      <style:paragraph-properties fo:line-height="100%" fo:text-align="justify" style:justify-single-word="false"/>
      <style:text-properties style:font-name="Latin Modern Roman1" fo:font-size="9pt" style:font-size-asian="9pt" style:font-size-complex="9pt"/>
    </style:style>
    <style:style style:name="P39" style:family="paragraph" style:parent-style-name="Standard">
      <style:paragraph-properties fo:line-height="100%" fo:text-align="justify" style:justify-single-word="false"/>
      <style:text-properties style:font-name="Latin Modern Roman1" officeooo:paragraph-rsid="00520f8a"/>
    </style:style>
    <style:style style:name="P40" style:family="paragraph" style:parent-style-name="Standard">
      <style:paragraph-properties fo:line-height="100%" fo:text-align="justify" style:justify-single-word="false"/>
      <style:text-properties officeooo:paragraph-rsid="00520f8a"/>
    </style:style>
    <style:style style:name="P41" style:family="paragraph" style:parent-style-name="Standard">
      <style:paragraph-properties fo:line-height="100%" fo:text-align="justify" style:justify-single-word="false"/>
      <style:text-properties officeooo:paragraph-rsid="0056ab13"/>
    </style:style>
    <style:style style:name="P42" style:family="paragraph" style:parent-style-name="Standard">
      <style:paragraph-properties fo:line-height="100%" fo:text-align="justify" style:justify-single-word="false"/>
      <style:text-properties officeooo:paragraph-rsid="00563702"/>
    </style:style>
    <style:style style:name="P43" style:family="paragraph" style:parent-style-name="Preformatted_20_Text">
      <style:paragraph-properties fo:line-height="100%" fo:text-align="justify" style:justify-single-word="false"/>
      <style:text-properties style:font-name="Latin Modern Roman1" fo:font-size="9pt" fo:language="la" fo:country="VA" style:font-size-asian="7.84999990463257pt" style:font-size-complex="9pt"/>
    </style:style>
    <style:style style:name="P44" style:family="paragraph" style:parent-style-name="Standard">
      <style:paragraph-properties fo:line-height="100%" fo:text-align="justify" style:justify-single-word="false"/>
      <style:text-properties officeooo:paragraph-rsid="00588310"/>
    </style:style>
    <style:style style:name="T1" style:family="text">
      <style:text-properties fo:font-variant="small-caps" fo:color="#ff0000" loext:opacity="100%" style:font-name="Latin Modern Math" fo:font-size="25pt" fo:font-style="normal" style:text-underline-style="none" fo:font-weight="normal" officeooo:rsid="0064ea41" style:font-name-asian="Latin Modern Math" style:font-size-asian="25pt" style:font-style-asian="normal" style:font-weight-asian="normal" style:font-name-complex="Latin Modern Math" style:font-size-complex="25pt" style:font-style-complex="normal" style:font-weight-complex="normal"/>
    </style:style>
    <style:style style:name="T2" style:family="text">
      <style:text-properties style:font-name="Latin Modern Roman1" fo:font-size="21pt" fo:font-weight="normal" officeooo:rsid="006277bb" style:font-size-asian="21pt" style:font-weight-asian="normal" style:font-size-complex="21pt" style:font-weight-complex="normal"/>
    </style:style>
    <style:style style:name="T3" style:family="text">
      <style:text-properties style:font-name="Latin Modern Roman1" fo:font-size="20pt" fo:font-weight="normal" officeooo:rsid="006277bb" style:font-size-asian="20pt" style:font-weight-asian="normal" style:font-size-complex="20pt" style:font-weight-complex="normal"/>
    </style:style>
    <style:style style:name="T4" style:family="text">
      <style:text-properties style:font-name="Latin Modern Roman1" fo:font-size="20pt" fo:font-weight="normal" officeooo:rsid="006acd0b" style:font-size-asian="20pt" style:font-weight-asian="normal" style:font-size-complex="20pt" style:font-weight-complex="normal"/>
    </style:style>
    <style:style style:name="T5" style:family="text">
      <style:text-properties style:font-name="Latin Modern Roman1" fo:font-size="20pt" style:text-underline-style="none" fo:font-weight="normal" officeooo:rsid="006386d6" style:font-size-asian="20pt" style:font-weight-asian="normal" style:font-size-complex="20pt" style:font-weight-complex="normal"/>
    </style:style>
    <style:style style:name="T6" style:family="text">
      <style:text-properties style:font-name="Latin Modern Roman1" fo:font-size="20pt" style:text-underline-style="none" fo:font-weight="normal" officeooo:rsid="006dac46" style:font-size-asian="20pt" style:font-weight-asian="normal" style:font-size-complex="20pt" style:font-weight-complex="normal"/>
    </style:style>
    <style:style style:name="T7" style:family="text">
      <style:text-properties style:font-name="Latin Modern Roman1" fo:font-size="20pt" style:text-underline-style="none" fo:font-weight="normal" officeooo:rsid="00683aea" style:font-size-asian="20pt" style:font-weight-asian="normal" style:font-size-complex="20pt" style:font-weight-complex="normal"/>
    </style:style>
    <style:style style:name="T8" style:family="text">
      <style:text-properties style:font-name="Latin Modern Roman1" fo:font-size="19pt" style:text-underline-style="none" fo:font-weight="normal" officeooo:rsid="006386d6" style:font-size-asian="19pt" style:font-weight-asian="normal" style:font-size-complex="19pt" style:font-weight-complex="normal"/>
    </style:style>
    <style:style style:name="T9" style:family="text">
      <style:text-properties style:font-name="Latin Modern Roman1" fo:font-size="18pt" style:text-underline-style="none" fo:font-weight="normal" officeooo:rsid="006386d6" style:font-size-asian="18pt" style:font-weight-asian="normal" style:font-size-complex="18pt" style:font-weight-complex="normal"/>
    </style:style>
    <style:style style:name="T10" style:family="text">
      <style:text-properties style:font-name="Latin Modern Roman1" fo:font-size="18pt" fo:font-style="italic" style:text-underline-style="none" fo:font-weight="normal" officeooo:rsid="006386d6" style:font-size-asian="18pt" style:font-style-asian="italic" style:font-weight-asian="normal" style:font-size-complex="18pt" style:font-style-complex="italic" style:font-weight-complex="normal"/>
    </style:style>
    <style:style style:name="T11" style:family="text">
      <style:text-properties style:font-name="Latin Modern Roman1" fo:font-size="18pt" fo:font-style="normal" style:text-underline-style="none" fo:font-weight="normal" officeooo:rsid="006386d6" style:font-size-asian="18pt" style:font-style-asian="normal" style:font-weight-asian="normal" style:font-size-complex="18pt" style:font-style-complex="normal" style:font-weight-complex="normal"/>
    </style:style>
    <style:style style:name="T12" style:family="text">
      <style:text-properties style:font-name="Latin Modern Roman" fo:font-weight="bold" style:font-weight-asian="bold" style:font-weight-complex="bold"/>
    </style:style>
    <style:style style:name="T13" style:family="text">
      <style:text-properties style:font-name="Latin Modern Roman"/>
    </style:style>
    <style:style style:name="T14" style:family="text">
      <style:text-properties style:font-name="Latin Modern Roman1" fo:font-size="36pt" fo:font-style="normal" style:text-underline-style="none" fo:font-weight="normal" officeooo:rsid="0064ea41" style:font-size-asian="36pt" style:font-style-asian="normal" style:font-weight-asian="normal" style:font-size-complex="36pt" style:font-style-complex="normal" style:font-weight-complex="normal"/>
    </style:style>
    <style:style style:name="T15" style:family="text">
      <style:text-properties style:font-name="Latin Modern Roman1" fo:font-size="18pt" fo:font-style="normal" style:text-underline-style="solid" style:text-underline-width="auto" style:text-underline-color="font-color" fo:font-weight="normal" officeooo:rsid="0064ea41" style:font-size-asian="18pt" style:font-style-asian="normal" style:font-weight-asian="normal" style:font-size-complex="18pt" style:font-style-complex="normal" style:font-weight-complex="normal"/>
    </style:style>
    <style:style style:name="T16" style:family="text">
      <style:text-properties style:font-name="Latin Modern Roman1" fo:font-size="18pt" fo:font-style="normal" style:text-underline-style="none" fo:font-weight="normal" officeooo:rsid="0064ea41" style:font-size-asian="18pt" style:font-style-asian="normal" style:font-weight-asian="normal" style:font-size-complex="18pt" style:font-style-complex="normal" style:font-weight-complex="normal"/>
    </style:style>
    <style:style style:name="T17" style:family="text">
      <style:text-properties style:font-name="Latin Modern Roman1" fo:font-size="18pt" fo:font-style="normal" style:text-underline-style="none" fo:font-weight="normal" officeooo:rsid="006616b2" style:font-size-asian="18pt" style:font-style-asian="normal" style:font-weight-asian="normal" style:font-size-complex="18pt" style:font-style-complex="normal" style:font-weight-complex="normal"/>
    </style:style>
    <style:style style:name="T18" style:family="text">
      <style:text-properties style:font-name="Latin Modern Roman1" fo:font-size="18pt" fo:font-style="normal" style:text-underline-style="none" fo:font-weight="normal" officeooo:rsid="006acd0b" style:font-size-asian="18pt" style:font-style-asian="normal" style:font-weight-asian="normal" style:font-size-complex="18pt" style:font-style-complex="normal" style:font-weight-complex="normal"/>
    </style:style>
    <style:style style:name="T19" style:family="text">
      <style:text-properties style:font-name="Latin Modern Roman1" fo:font-size="18pt" fo:font-style="normal" style:text-underline-style="none" fo:font-weight="normal" officeooo:rsid="006cc58d" style:font-size-asian="18pt" style:font-style-asian="normal" style:font-weight-asian="normal" style:font-size-complex="18pt" style:font-style-complex="normal" style:font-weight-complex="normal"/>
    </style:style>
    <style:style style:name="T20" style:family="text">
      <style:text-properties style:font-name="Latin Modern Roman1" fo:font-size="18pt" fo:font-style="italic" style:text-underline-style="none" fo:font-weight="normal" officeooo:rsid="006cc58d" style:font-size-asian="18pt" style:font-style-asian="italic" style:font-weight-asian="normal" style:font-size-complex="18pt" style:font-style-complex="italic" style:font-weight-complex="normal"/>
    </style:style>
    <style:style style:name="T21" style:family="text">
      <style:text-properties style:font-name="Latin Modern Roman1" fo:font-size="18pt" fo:font-style="normal" style:text-underline-style="none" fo:font-weight="normal" officeooo:rsid="006dac46" style:font-size-asian="18pt" style:font-style-asian="normal" style:font-weight-asian="normal" style:font-size-complex="18pt" style:font-style-complex="normal" style:font-weight-complex="normal"/>
    </style:style>
    <style:style style:name="T22" style:family="text">
      <style:text-properties style:font-name="Latin Modern Roman1" fo:font-size="18pt" fo:font-style="normal" style:text-underline-style="none" fo:font-weight="normal" officeooo:rsid="006dd142" style:font-size-asian="18pt" style:font-style-asian="normal" style:font-weight-asian="normal" style:font-size-complex="18pt" style:font-style-complex="normal" style:font-weight-complex="normal"/>
    </style:style>
    <style:style style:name="T23" style:family="text">
      <style:text-properties style:font-name="Latin Modern Roman1" fo:font-size="18pt" fo:font-style="italic" style:text-underline-style="none" fo:font-weight="normal" officeooo:rsid="006dd142" style:font-size-asian="18pt" style:font-style-asian="italic" style:font-weight-asian="normal" style:font-size-complex="18pt" style:font-style-complex="italic" style:font-weight-complex="normal"/>
    </style:style>
    <style:style style:name="T24" style:family="text">
      <style:text-properties style:font-name="Latin Modern Roman1" fo:font-size="18pt" fo:font-style="italic" style:text-underline-style="none" fo:font-weight="normal" officeooo:rsid="006f61b8" style:font-size-asian="18pt" style:font-style-asian="italic" style:font-weight-asian="normal" style:font-size-complex="18pt" style:font-style-complex="italic" style:font-weight-complex="normal"/>
    </style:style>
    <style:style style:name="T25" style:family="text">
      <style:text-properties style:font-name="Latin Modern Roman1" fo:font-size="18pt" fo:font-style="italic" style:text-underline-style="none" fo:font-weight="normal" officeooo:rsid="00714336" style:font-size-asian="18pt" style:font-style-asian="italic" style:font-weight-asian="normal" style:font-size-complex="18pt" style:font-style-complex="italic" style:font-weight-complex="normal"/>
    </style:style>
    <style:style style:name="T26" style:family="text">
      <style:text-properties fo:color="#ff0000" loext:opacity="100%" style:font-name="Latin Modern Roman1" fo:font-size="9pt" fo:font-style="italic" officeooo:rsid="006277bb" style:font-size-asian="7.84999990463257pt" style:font-style-asian="italic" style:font-size-complex="9pt" style:font-style-complex="italic"/>
    </style:style>
    <style:style style:name="T27" style:family="text">
      <style:text-properties officeooo:rsid="003f182c"/>
    </style:style>
    <style:style style:name="T28" style:family="text">
      <style:text-properties fo:color="#ff0000" loext:opacity="100%" fo:font-style="italic" style:font-style-asian="italic" style:font-style-complex="italic"/>
    </style:style>
    <style:style style:name="T29" style:family="text">
      <style:text-properties fo:color="#ff0000" loext:opacity="100%" fo:font-style="italic" fo:font-weight="bold" officeooo:rsid="003f182c" style:font-style-asian="italic" style:font-weight-asian="bold" style:font-style-complex="italic" style:font-weight-complex="bold"/>
    </style:style>
    <style:style style:name="T30" style:family="text">
      <style:text-properties fo:color="#ff0000" loext:opacity="100%" fo:font-style="italic" fo:font-weight="bold" style:font-style-asian="italic" style:font-weight-asian="bold" style:font-style-complex="italic" style:font-weight-complex="bold"/>
    </style:style>
    <style:style style:name="T31" style:family="text">
      <style:text-properties fo:color="#ff0000" loext:opacity="100%" officeooo:rsid="003f182c"/>
    </style:style>
    <style:style style:name="T32" style:family="text">
      <style:text-properties fo:font-weight="bold" style:font-weight-asian="bold" style:font-weight-complex="bold"/>
    </style:style>
    <style:style style:name="T33" style:family="text">
      <style:text-properties fo:color="#ff0000" loext:opacity="100%" fo:font-size="9pt" style:font-size-asian="9pt" style:font-size-complex="9pt"/>
    </style:style>
    <style:style style:name="T34" style:family="text">
      <style:text-properties fo:color="#ff0000" loext:opacity="100%" fo:font-size="9pt" fo:font-weight="bold" style:font-size-asian="9pt" style:font-weight-asian="bold" style:font-size-complex="9pt" style:font-weight-complex="bold"/>
    </style:style>
    <style:style style:name="T35" style:family="text">
      <style:text-properties fo:color="#ff0000" loext:opacity="100%" fo:font-size="9pt" fo:font-style="italic" style:font-size-asian="9pt" style:font-style-asian="italic" style:font-size-complex="9pt" style:font-style-complex="italic"/>
    </style:style>
    <style:style style:name="T36" style:family="text">
      <style:text-properties fo:color="#ff0000" loext:opacity="100%" fo:font-size="9pt" fo:font-style="italic" fo:font-weight="bold" officeooo:rsid="003f182c" style:font-size-asian="9pt" style:font-style-asian="italic" style:font-weight-asian="bold" style:font-size-complex="9pt" style:font-style-complex="italic" style:font-weight-complex="bold"/>
    </style:style>
    <style:style style:name="T37" style:family="text">
      <style:text-properties fo:color="#ff0000" loext:opacity="100%" fo:font-size="9pt" fo:font-style="italic" fo:font-weight="bold" style:font-size-asian="9pt" style:font-style-asian="italic" style:font-weight-asian="bold" style:font-size-complex="9pt" style:font-style-complex="italic" style:font-weight-complex="bold"/>
    </style:style>
    <style:style style:name="T38" style:family="text">
      <style:text-properties fo:color="#ff0000" loext:opacity="100%" officeooo:rsid="00406ae7"/>
    </style:style>
    <style:style style:name="T39" style:family="text">
      <style:text-properties officeooo:rsid="00406ae7"/>
    </style:style>
    <style:style style:name="T40" style:family="text">
      <style:text-properties fo:language="la" fo:country="VA"/>
    </style:style>
    <style:style style:name="T41" style:family="text">
      <style:text-properties fo:language="la" fo:country="VA" officeooo:rsid="00406ae7"/>
    </style:style>
    <style:style style:name="T42" style:family="text">
      <style:text-properties fo:color="#ff0000" loext:opacity="100%" fo:font-size="9pt" fo:font-style="italic" officeooo:rsid="00537561" style:font-size-asian="9pt" style:font-style-asian="italic" style:font-size-complex="9pt" style:font-style-complex="italic"/>
    </style:style>
    <style:style style:name="T43" style:family="text">
      <style:text-properties fo:color="#ff0000" loext:opacity="100%" fo:font-size="9pt" fo:font-style="italic" fo:font-weight="bold" officeooo:rsid="00537561" style:font-size-asian="9pt" style:font-style-asian="italic" style:font-weight-asian="bold" style:font-size-complex="9pt" style:font-style-complex="italic" style:font-weight-complex="bold"/>
    </style:style>
    <style:style style:name="T44" style:family="text">
      <style:text-properties fo:color="#ff0000" loext:opacity="100%" style:font-name="Latin Modern Roman1" officeooo:rsid="004115ef"/>
    </style:style>
    <style:style style:name="T45" style:family="text">
      <style:text-properties style:use-window-font-color="true" loext:opacity="0%" style:font-name="Latin Modern Roman1" officeooo:rsid="004115ef"/>
    </style:style>
    <style:style style:name="T46" style:family="text">
      <style:text-properties style:use-window-font-color="true" loext:opacity="0%" style:font-name="Latin Modern Roman1" fo:font-weight="normal" officeooo:rsid="004334e9" style:font-weight-asian="normal" style:font-weight-complex="normal"/>
    </style:style>
    <style:style style:name="T47" style:family="text">
      <style:text-properties style:use-window-font-color="true" loext:opacity="0%" style:font-name="Latin Modern Roman1" fo:language="la" fo:country="VA" fo:font-weight="normal" style:font-weight-asian="normal" style:font-weight-complex="normal"/>
    </style:style>
    <style:style style:name="T48" style:family="text">
      <style:text-properties style:use-window-font-color="true" loext:opacity="0%" style:font-name="Latin Modern Roman1" fo:language="la" fo:country="VA" fo:font-weight="normal" officeooo:rsid="004334e9" style:font-weight-asian="normal" style:font-weight-complex="normal"/>
    </style:style>
    <style:style style:name="T49" style:family="text">
      <style:text-properties style:use-window-font-color="true" loext:opacity="0%" style:font-name="Latin Modern Roman1" fo:font-weight="bold" style:font-weight-asian="bold" style:font-weight-complex="bold"/>
    </style:style>
    <style:style style:name="T50" style:family="text">
      <style:text-properties style:use-window-font-color="true" loext:opacity="0%" style:font-name="Latin Modern Roman1" fo:font-weight="normal" style:font-weight-asian="normal" style:font-weight-complex="normal"/>
    </style:style>
    <style:style style:name="T51" style:family="text">
      <style:text-properties fo:color="#ff0000" loext:opacity="100%" style:font-name="Latin Modern Roman1" fo:font-size="9pt" fo:font-style="italic" fo:font-weight="normal" style:font-size-asian="9pt" style:font-style-asian="italic" style:font-weight-asian="normal" style:font-size-complex="9pt" style:font-style-complex="italic" style:font-weight-complex="normal"/>
    </style:style>
    <style:style style:name="T52" style:family="text">
      <style:text-properties fo:color="#ff0000" loext:opacity="100%" style:font-name="Latin Modern Roman1" fo:font-size="9pt" fo:font-style="italic" fo:font-weight="bold" style:font-size-asian="9pt" style:font-style-asian="italic" style:font-weight-asian="bold" style:font-size-complex="9pt" style:font-style-complex="italic" style:font-weight-complex="bold"/>
    </style:style>
    <style:style style:name="T53" style:family="text">
      <style:text-properties style:font-name="Latin Modern Roman1" fo:font-size="9pt" fo:font-weight="normal" style:font-size-asian="7.84999990463257pt" style:font-weight-asian="normal" style:font-size-complex="9pt" style:font-weight-complex="normal"/>
    </style:style>
    <style:style style:name="T54" style:family="text">
      <style:text-properties fo:font-variant="small-caps" fo:color="#ff0000" loext:opacity="100%" style:font-name="Latin Modern Roman1" fo:font-size="11pt" fo:font-weight="normal" style:font-size-asian="11pt" style:font-weight-asian="normal" style:font-size-complex="11pt" style:font-weight-complex="normal"/>
    </style:style>
    <style:style style:name="T55" style:family="text">
      <style:text-properties fo:font-variant="small-caps" fo:color="#ff0000" loext:opacity="100%" style:font-name="Latin Modern Roman1" fo:font-size="11pt" fo:font-weight="normal" officeooo:rsid="00537561" style:font-size-asian="11pt" style:font-weight-asian="normal" style:font-size-complex="11pt" style:font-weight-complex="normal"/>
    </style:style>
    <style:style style:name="T56" style:family="text">
      <style:text-properties fo:color="#ff0000" loext:opacity="100%" fo:font-size="10pt" fo:font-weight="normal" style:font-size-asian="10pt" style:font-weight-asian="normal" style:font-size-complex="10pt" style:font-weight-complex="normal"/>
    </style:style>
    <style:style style:name="T57" style:family="text">
      <style:text-properties fo:font-size="10pt" fo:font-weight="normal" style:font-size-asian="10pt" style:font-weight-asian="normal" style:font-size-complex="10pt" style:font-weight-complex="normal"/>
    </style:style>
    <style:style style:name="T58" style:family="text">
      <style:text-properties fo:color="#ff0000" loext:opacity="100%" style:font-name="Latin Modern Roman1" fo:font-size="10pt" fo:font-weight="normal" style:font-size-asian="10pt" style:font-weight-asian="normal" style:font-size-complex="10pt" style:font-weight-complex="normal"/>
    </style:style>
    <style:style style:name="T59" style:family="text">
      <style:text-properties style:font-name="Latin Modern Roman1" fo:font-size="10pt" fo:font-weight="normal" style:font-size-asian="10pt" style:font-weight-asian="normal" style:font-size-complex="10pt" style:font-weight-complex="normal"/>
    </style:style>
    <style:style style:name="T60" style:family="text">
      <style:text-properties fo:font-variant="small-caps" fo:color="#ff0000" loext:opacity="100%" style:font-name="Latin Modern Roman1" fo:font-size="11pt" fo:font-weight="normal" officeooo:rsid="00563702" style:font-size-asian="11pt" style:font-weight-asian="normal" style:font-size-complex="11pt" style:font-weight-complex="normal"/>
    </style:style>
    <style:style style:name="T61" style:family="text">
      <style:text-properties fo:color="#ff0000" loext:opacity="100%" style:font-name="Latin Modern Roman1" fo:font-size="9pt" fo:font-style="italic" fo:font-weight="normal" officeooo:rsid="00563702" style:font-size-asian="9pt" style:font-style-asian="italic" style:font-weight-asian="normal" style:font-size-complex="9pt" style:font-style-complex="italic" style:font-weight-complex="normal"/>
    </style:style>
    <style:style style:name="T62" style:family="text">
      <style:text-properties fo:color="#ff0000" loext:opacity="100%" style:font-name="Latin Modern Roman1" fo:font-size="10pt" fo:font-weight="normal" officeooo:rsid="00563702" style:font-size-asian="10pt" style:font-weight-asian="normal" style:font-size-complex="10pt" style:font-weight-complex="normal"/>
    </style:style>
    <style:style style:name="T63" style:family="text">
      <style:text-properties fo:font-variant="small-caps" fo:color="#ff0000" loext:opacity="100%" fo:font-weight="normal" style:font-weight-asian="normal" style:font-weight-complex="normal"/>
    </style:style>
    <style:style style:name="T64" style:family="text">
      <style:text-properties fo:color="#ff0000" loext:opacity="100%" officeooo:rsid="000c0233" style:font-name-asian="Latin Modern Math" style:font-name-complex="Latin Modern Math"/>
    </style:style>
    <style:style style:name="T65" style:family="text">
      <style:text-properties fo:color="#ff0000" loext:opacity="100%"/>
    </style:style>
    <style:style style:name="T66" style:family="text">
      <style:text-properties fo:color="#ff0000" loext:opacity="100%" fo:font-weight="normal" style:font-weight-asian="normal" style:font-weight-complex="normal"/>
    </style:style>
    <style:style style:name="T67" style:family="text">
      <style:text-properties fo:font-variant="small-caps" fo:color="#ff0000" loext:opacity="100%" officeooo:rsid="000c2777"/>
    </style:style>
    <style:style style:name="T68" style:family="text">
      <style:text-properties fo:font-variant="small-caps" fo:color="#ff0000" loext:opacity="100%"/>
    </style:style>
    <style:style style:name="T69" style:family="text">
      <style:text-properties fo:color="#ff0000" loext:opacity="100%" fo:font-weight="normal" officeooo:rsid="000c2777" style:font-weight-asian="normal" style:font-weight-complex="normal"/>
    </style:style>
    <style:style style:name="T70" style:family="text">
      <style:text-properties fo:font-variant="small-caps" fo:color="#ff0000" loext:opacity="100%" style:font-name="Latin Modern Roman1" fo:font-size="11pt" fo:font-weight="normal" officeooo:rsid="0016dbdd" style:font-size-asian="11pt" style:font-weight-asian="normal" style:font-size-complex="11pt" style:font-weight-complex="normal"/>
    </style:style>
    <style:style style:name="T71" style:family="text">
      <style:text-properties fo:font-variant="small-caps" fo:color="#ff0000" loext:opacity="100%" fo:font-size="11pt" fo:font-weight="normal" style:font-size-asian="11pt" style:font-weight-asian="normal" style:font-size-complex="11pt" style:font-weight-complex="normal"/>
    </style:style>
    <style:style style:name="T72" style:family="text">
      <style:text-properties fo:font-variant="small-caps" fo:color="#ff0000" loext:opacity="100%" fo:font-size="11pt" fo:font-weight="normal" officeooo:rsid="0016dbdd" style:font-size-asian="11pt" style:font-weight-asian="normal" style:font-size-complex="11pt" style:font-weight-complex="normal"/>
    </style:style>
    <style:style style:name="T73" style:family="text">
      <style:text-properties fo:color="#000000" loext:opacity="100%"/>
    </style:style>
    <style:style style:name="T74" style:family="text">
      <style:text-properties fo:font-variant="small-caps" fo:color="#ff0000" loext:opacity="100%" style:font-name="Latin Modern Roman1" fo:font-size="11pt" fo:font-weight="normal" officeooo:rsid="00197666" style:font-size-asian="11pt" style:font-weight-asian="normal" style:font-size-complex="11pt" style:font-weight-complex="normal"/>
    </style:style>
    <style:style style:name="T75" style:family="text">
      <style:text-properties fo:font-variant="small-caps" fo:color="#ff0000" loext:opacity="100%" style:font-name="Latin Modern Roman1" fo:font-size="11pt" fo:font-weight="normal" officeooo:rsid="001baf31" style:font-size-asian="11pt" style:font-weight-asian="normal" style:font-size-complex="11pt" style:font-weight-complex="normal"/>
    </style:style>
    <style:style style:name="T76" style:family="text">
      <style:text-properties officeooo:rsid="00213ff4"/>
    </style:style>
    <style:style style:name="T77" style:family="text">
      <style:text-properties fo:color="#ff0000" loext:opacity="100%" officeooo:rsid="001baf31"/>
    </style:style>
    <style:style style:name="T78" style:family="text">
      <style:text-properties officeooo:rsid="001baf31"/>
    </style:style>
    <style:style style:name="T79" style:family="text">
      <style:text-properties fo:color="#ff0000" loext:opacity="100%" style:font-name="Latin Modern Roman1" fo:font-size="9pt" fo:font-style="italic" style:font-size-asian="9pt" style:font-style-asian="italic" style:font-size-complex="9pt" style:font-style-complex="italic"/>
    </style:style>
    <style:style style:name="T80" style:family="text">
      <style:text-properties fo:color="#ff0000" loext:opacity="100%" style:font-name="Latin Modern Roman1" fo:font-size="10pt" style:font-size-asian="10pt" style:font-size-complex="10pt"/>
    </style:style>
    <style:style style:name="T81" style:family="text">
      <style:text-properties style:font-name="Latin Modern Roman1" fo:font-size="10pt" style:font-size-asian="10pt" style:font-size-complex="10pt"/>
    </style:style>
    <style:style style:name="T82" style:family="text">
      <style:text-properties style:font-name="Latin Modern Roman1" fo:font-size="10pt" fo:font-weight="bold" officeooo:rsid="0024b2f0" style:font-size-asian="10pt" style:font-weight-asian="bold" style:font-size-complex="10pt" style:font-weight-complex="bold"/>
    </style:style>
    <style:style style:name="T83" style:family="text">
      <style:text-properties style:font-name="Latin Modern Roman1" fo:font-size="10pt" fo:font-weight="bold" style:font-size-asian="10pt" style:font-weight-asian="bold" style:font-size-complex="10pt" style:font-weight-complex="bold"/>
    </style:style>
    <style:style style:name="T84" style:family="text">
      <style:text-properties style:font-name="Latin Modern Roman1" fo:font-size="10pt" fo:language="la" fo:country="VA" style:font-size-asian="10pt" style:font-size-complex="10pt"/>
    </style:style>
    <style:style style:name="T85" style:family="text">
      <style:text-properties style:font-name="Latin Modern Roman1" fo:font-size="10pt" fo:language="la" fo:country="VA" fo:font-weight="bold" style:font-size-asian="10pt" style:font-weight-asian="bold" style:font-size-complex="10pt" style:font-weight-complex="bold"/>
    </style:style>
    <style:style style:name="T86" style:family="text">
      <style:text-properties fo:color="#ff0000" loext:opacity="100%" style:font-name="Latin Modern Roman1" fo:font-size="9pt" fo:font-style="italic" fo:font-weight="bold" officeooo:rsid="0024b2f0" style:font-size-asian="9pt" style:font-style-asian="italic" style:font-weight-asian="bold" style:font-size-complex="9pt" style:font-style-complex="italic" style:font-weight-complex="bold"/>
    </style:style>
    <style:style style:name="T87" style:family="text">
      <style:text-properties fo:color="#ff0000" loext:opacity="100%" style:font-name="Latin Modern Roman1" fo:font-size="9pt" fo:font-style="italic" fo:font-weight="bold" officeooo:rsid="00520f8a" style:font-size-asian="9pt" style:font-style-asian="italic" style:font-weight-asian="bold" style:font-size-complex="9pt" style:font-style-complex="italic" style:font-weight-complex="bold"/>
    </style:style>
    <style:style style:name="T88" style:family="text">
      <style:text-properties fo:color="#ff0000" loext:opacity="100%" style:font-name="Latin Modern Roman1" fo:font-size="9pt" fo:font-style="italic" officeooo:rsid="00520f8a" style:font-size-asian="9pt" style:font-style-asian="italic" style:font-size-complex="9pt" style:font-style-complex="italic"/>
    </style:style>
    <style:style style:name="T89" style:family="text">
      <style:text-properties fo:color="#ff0000" loext:opacity="100%" style:font-name="Latin Modern Roman1" fo:font-size="9pt" fo:font-style="italic" officeooo:rsid="002d762b" style:font-size-asian="9pt" style:font-style-asian="italic" style:font-size-complex="9pt" style:font-style-complex="italic"/>
    </style:style>
    <style:style style:name="T90" style:family="text">
      <style:text-properties fo:color="#ff0000" loext:opacity="100%" style:font-name="Latin Modern Roman1" fo:font-size="9pt" fo:language="la" fo:country="VA" fo:font-style="italic" style:font-size-asian="9pt" style:font-style-asian="italic" style:font-size-complex="9pt" style:font-style-complex="italic"/>
    </style:style>
    <style:style style:name="T91" style:family="text">
      <style:text-properties fo:color="#ff0000" loext:opacity="100%" fo:font-size="10pt" style:font-size-asian="10pt" style:font-size-complex="10pt"/>
    </style:style>
    <style:style style:name="T92" style:family="text">
      <style:text-properties fo:font-size="10pt" style:font-size-asian="10pt" style:font-size-complex="10pt"/>
    </style:style>
    <style:style style:name="T93" style:family="text">
      <style:text-properties fo:font-size="10pt" fo:font-weight="bold" style:font-size-asian="10pt" style:font-weight-asian="bold" style:font-size-complex="10pt" style:font-weight-complex="bold"/>
    </style:style>
    <style:style style:name="T94" style:family="text">
      <style:text-properties fo:font-size="10pt" fo:font-weight="bold" officeooo:rsid="0024b2f0" style:font-size-asian="10pt" style:font-weight-asian="bold" style:font-size-complex="10pt" style:font-weight-complex="bold"/>
    </style:style>
    <style:style style:name="T95" style:family="text">
      <style:text-properties fo:font-size="10pt" fo:language="la" fo:country="VA" style:font-size-asian="10pt" style:font-size-complex="10pt"/>
    </style:style>
    <style:style style:name="T96" style:family="text">
      <style:text-properties fo:color="#ff0000" loext:opacity="100%" fo:font-size="9pt" fo:language="la" fo:country="VA" fo:font-style="italic" style:font-size-asian="9pt" style:font-style-asian="italic" style:font-size-complex="9pt" style:font-style-complex="italic"/>
    </style:style>
    <style:style style:name="T97" style:family="text">
      <style:text-properties fo:color="#ff0000" loext:opacity="100%" fo:font-size="9pt" fo:language="la" fo:country="VA" fo:font-style="italic" fo:font-weight="bold" officeooo:rsid="0024b2f0" style:font-size-asian="9pt" style:font-style-asian="italic" style:font-weight-asian="bold" style:font-size-complex="9pt" style:font-style-complex="italic" style:font-weight-complex="bold"/>
    </style:style>
    <style:style style:name="T98" style:family="text">
      <style:text-properties fo:color="#ff0000" loext:opacity="100%" fo:font-size="9pt" fo:language="la" fo:country="VA" fo:font-style="italic" officeooo:rsid="002d762b" style:font-size-asian="9pt" style:font-style-asian="italic" style:font-size-complex="9pt" style:font-style-complex="italic"/>
    </style:style>
    <style:style style:name="T99" style:family="text">
      <style:text-properties fo:color="#ff0000" loext:opacity="100%" style:font-name="Latin Modern Roman1" fo:font-size="9pt" fo:language="la" fo:country="VA" fo:font-style="italic" officeooo:rsid="002d762b" style:font-size-asian="9pt" style:font-style-asian="italic" style:font-size-complex="9pt" style:font-style-complex="italic"/>
    </style:style>
    <style:style style:name="T100" style:family="text">
      <style:text-properties fo:font-size="10pt" fo:language="la" fo:country="VA" officeooo:rsid="0024b2f0" style:font-size-asian="10pt" style:font-size-complex="10pt"/>
    </style:style>
    <style:style style:name="T101" style:family="text">
      <style:text-properties fo:color="#ff0000" loext:opacity="100%" fo:font-size="9pt" fo:font-style="italic" officeooo:rsid="002d762b" style:font-size-asian="9pt" style:font-style-asian="italic" style:font-size-complex="9pt" style:font-style-complex="italic"/>
    </style:style>
    <style:style style:name="T102" style:family="text">
      <style:text-properties fo:font-size="10pt" fo:language="la" fo:country="VA" fo:font-weight="bold" style:font-size-asian="10pt" style:font-weight-asian="bold" style:font-size-complex="10pt" style:font-weight-complex="bold"/>
    </style:style>
    <style:style style:name="T103" style:family="text">
      <style:text-properties fo:color="#ff0000" loext:opacity="100%" style:font-name="Latin Modern Roman1" fo:font-size="9pt" fo:font-style="italic" fo:font-weight="normal" officeooo:rsid="002d762b" style:font-size-asian="9pt" style:font-style-asian="italic" style:font-weight-asian="normal" style:font-size-complex="9pt" style:font-style-complex="italic" style:font-weight-complex="normal"/>
    </style:style>
    <style:style style:name="T104" style:family="text">
      <style:text-properties style:font-name="Latin Modern Roman1" fo:font-size="10pt" fo:font-weight="bold" officeooo:rsid="002c4a63" style:font-size-asian="10pt" style:font-weight-asian="bold" style:font-size-complex="10pt" style:font-weight-complex="bold"/>
    </style:style>
    <style:style style:name="T105" style:family="text">
      <style:text-properties style:font-name="Latin Modern Roman1" fo:font-size="10pt" fo:font-weight="normal" officeooo:rsid="002c4a63" style:font-size-asian="10pt" style:font-weight-asian="normal" style:font-size-complex="10pt" style:font-weight-complex="normal"/>
    </style:style>
    <style:style style:name="T106" style:family="text">
      <style:text-properties style:font-name="Latin Modern Roman1" fo:font-size="10pt" fo:language="la" fo:country="VA" fo:font-weight="normal" style:font-size-asian="10pt" style:font-weight-asian="normal" style:font-size-complex="10pt" style:font-weight-complex="normal"/>
    </style:style>
    <style:style style:name="T107" style:family="text">
      <style:text-properties style:font-name="Latin Modern Roman1" fo:font-size="10pt" fo:font-weight="bold" officeooo:rsid="00332730" style:font-size-asian="10pt" style:font-weight-asian="bold" style:font-size-complex="10pt" style:font-weight-complex="bold"/>
    </style:style>
    <style:style style:name="T108" style:family="text">
      <style:text-properties fo:color="#ff0000" loext:opacity="100%" style:font-name="Latin Modern Roman1" fo:font-size="9pt" fo:font-style="italic" fo:font-weight="normal" officeooo:rsid="00332730" style:font-size-asian="9pt" style:font-style-asian="italic" style:font-weight-asian="normal" style:font-size-complex="9pt" style:font-style-complex="italic" style:font-weight-complex="normal"/>
    </style:style>
    <style:style style:name="T109" style:family="text">
      <style:text-properties fo:color="#ff0000" loext:opacity="100%" style:font-name="Latin Modern Roman1" fo:font-size="9pt" fo:font-style="italic" officeooo:rsid="00332730" style:font-size-asian="9pt" style:font-style-asian="italic" style:font-size-complex="9pt" style:font-style-complex="italic"/>
    </style:style>
    <style:style style:name="T110" style:family="text">
      <style:text-properties fo:color="#ff0000" loext:opacity="100%" style:font-name="Latin Modern Roman1" fo:font-size="9pt" fo:font-style="italic" fo:font-weight="bold" officeooo:rsid="00332730" style:font-size-asian="9pt" style:font-style-asian="italic" style:font-weight-asian="bold" style:font-size-complex="9pt" style:font-style-complex="italic" style:font-weight-complex="bold"/>
    </style:style>
    <style:style style:name="T111" style:family="text">
      <style:text-properties fo:font-variant="normal" fo:text-transform="none" fo:color="#ff0000" loext:opacity="100%" style:font-name="Latin Modern Roman1" fo:font-size="9pt" fo:font-style="italic" fo:font-weight="normal" officeooo:rsid="00340b1d" style:font-size-asian="9pt" style:font-style-asian="italic" style:font-weight-asian="normal" style:font-size-complex="9pt" style:font-style-complex="italic" style:font-weight-complex="normal"/>
    </style:style>
    <style:style style:name="T112" style:family="text">
      <style:text-properties fo:font-variant="normal" fo:text-transform="none" fo:color="#ff0000" loext:opacity="100%" style:font-name="Latin Modern Roman1" fo:font-size="9pt" fo:font-style="italic" fo:font-weight="bold" officeooo:rsid="00340b1d" style:font-size-asian="9pt" style:font-style-asian="italic" style:font-weight-asian="bold" style:font-size-complex="9pt" style:font-style-complex="italic" style:font-weight-complex="bold"/>
    </style:style>
    <style:style style:name="T113" style:family="text">
      <style:text-properties fo:font-variant="normal" fo:text-transform="none" fo:color="#ff0000" loext:opacity="100%" style:font-name="Latin Modern Roman1" fo:font-size="9pt" fo:font-style="italic" officeooo:rsid="00340b1d" style:font-size-asian="9pt" style:font-style-asian="italic" style:font-size-complex="9pt" style:font-style-complex="italic"/>
    </style:style>
    <style:style style:name="T114" style:family="text">
      <style:text-properties fo:color="#ff0000" loext:opacity="100%" style:font-name="Latin Modern Roman1" fo:font-size="9pt" fo:font-style="italic" fo:font-weight="normal" officeooo:rsid="00380c85" style:font-size-asian="9pt" style:font-style-asian="italic" style:font-weight-asian="normal" style:font-size-complex="9pt" style:font-style-complex="italic" style:font-weight-complex="normal"/>
    </style:style>
    <style:style style:name="T115" style:family="text">
      <style:text-properties fo:color="#ff0000" loext:opacity="100%" style:font-name="Latin Modern Roman1" fo:font-size="9pt" fo:font-style="italic" officeooo:rsid="00380c85" style:font-size-asian="9pt" style:font-style-asian="italic" style:font-size-complex="9pt" style:font-style-complex="italic"/>
    </style:style>
    <style:style style:name="T116" style:family="text">
      <style:text-properties fo:color="#ff0000" loext:opacity="100%" style:font-name="Latin Modern Roman1" fo:font-size="9pt" fo:font-style="italic" fo:font-weight="normal" officeooo:rsid="00399715" style:font-size-asian="9pt" style:font-style-asian="italic" style:font-weight-asian="normal" style:font-size-complex="9pt" style:font-style-complex="italic" style:font-weight-complex="normal"/>
    </style:style>
    <style:style style:name="T117" style:family="text">
      <style:text-properties fo:color="#ff0000" loext:opacity="100%" style:font-name="Latin Modern Roman1" fo:font-size="9pt" fo:font-style="italic" officeooo:rsid="00399715" style:font-size-asian="9pt" style:font-style-asian="italic" style:font-size-complex="9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span></text:p>
      <text:p text:style-name="P2"><text:span text:style-name="Strong_20_Emphasis"><text:span text:style-name="T2">DEVOTISIMO NOVENARIO A LA</text:span></text:span></text:p>
      <text:p text:style-name="P2"><text:span text:style-name="Strong_20_Emphasis"><text:span text:style-name="T3">Inmaculada Concepción de la Santís</text:span></text:span><text:span text:style-name="Strong_20_Emphasis"><text:span text:style-name="T4">im</text:span></text:span><text:span text:style-name="Strong_20_Emphasis"><text:span text:style-name="T3">a Virgen María, Madre de Dios, Reina de todo lo creado, amantísima Mediadora de todos los mortales, y especial Patrona de toda la Monarquía de España.</text:span></text:span></text:p>
      <text:p text:style-name="P3"><text:span text:style-name="Strong_20_Emphasis"><text:span text:style-name="T5">Q <text:s/>U <text:s/>E</text:span></text:span></text:p>
      <text:p text:style-name="P3"><text:span text:style-name="Strong_20_Emphasis"><text:span text:style-name="T5">Ordenada por los singulares Privilegios que en el primer instante de el S</text:span></text:span><text:span text:style-name="Strong_20_Emphasis"><text:span text:style-name="T6">e</text:span></text:span><text:span text:style-name="Strong_20_Emphasis"><text:span text:style-name="T5">r de tan graciosa Señora, le concedió el Altísimo, ofrece a la misma In-</text:span></text:span><text:span text:style-name="Strong_20_Emphasis"><text:span text:style-name="T7">ma</text:span></text:span><text:span text:style-name="Strong_20_Emphasis"><text:span text:style-name="T5">culada Señora en señal de afectuosa gratitud,</text:span></text:span></text:p>
      <text:p text:style-name="P3"><text:span text:style-name="Strong_20_Emphasis"><text:span text:style-name="T8"/></text:span></text:p>
      <text:p text:style-name="P3"><text:span text:style-name="Strong_20_Emphasis"><text:span text:style-name="T9">Fr. FRANCISCO DE LA CONCEPCIÓN,</text:span></text:span></text:p>
      <text:p text:style-name="P3"><text:span text:style-name="Strong_20_Emphasis"><text:span text:style-name="T10">Lector de Artes en la custodia de San Pascual Bailon de Menores Descalzos de N <text:s/>S <text:s/>P.S. Francisco.</text:span></text:span></text:p>
      <text:p text:style-name="P3"><text:span text:style-name="Strong_20_Emphasis"><text:span text:style-name="T10"/></text:span></text:p>
      <text:p text:style-name="P3"><text:span text:style-name="Strong_20_Emphasis"><text:span text:style-name="T11">Con licencia: En Sevilla, por JOSEPH Padrino, en calle Genova</text:span></text:span></text:p>
      <text:p text:style-name="P3"><text:span text:style-name="Strong_20_Emphasis"><text:span text:style-name="T11"/></text:span></text:p>
      <text:p text:style-name="P4"><text:soft-page-break/><text:span text:style-name="T12">Francisco de la Concepción, O.F.M.; </text:span></text:p>
      <text:p text:style-name="P4"><text:span text:style-name="T12">Padrino, José, fl.1748-1775</text:span></text:p>
      <text:p text:style-name="Standard"><text:span text:style-name="Strong_20_Emphasis"><text:span text:style-name="T12">Publication date </text:span></text:span><text:span text:style-name="T12">1750</text:span></text:p>
      <text:p text:style-name="Standard"><text:span text:style-name="Strong_20_Emphasis"><text:span text:style-name="T12">Publisher </text:span></text:span><text:span text:style-name="T12">En Sevilla : por Joseph Padrino</text:span></text:p>
      <text:p text:style-name="Standard"><text:span text:style-name="Strong_20_Emphasis"><text:span text:style-name="T13"/></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3"><text:span text:style-name="Strong_20_Emphasis"><text:span text:style-name="T11"/></text:span></text:p>
      <text:p text:style-name="P5"><text:soft-page-break/><text:span text:style-name="Strong_20_Emphasis"><text:span text:style-name="T14">INTRODUCCIÓN.</text:span></text:span></text:p>
      <text:p text:style-name="P5"><text:span text:style-name="Strong_20_Emphasis"><text:span text:style-name="T15"/></text:span></text:p>
      <text:p text:style-name="P5"><text:span text:style-name="Strong_20_Emphasis"><text:span text:style-name="T16">EXHORTACIÓN.</text:span></text:span></text:p>
      <text:p text:style-name="P3"><text:span text:style-name="Strong_20_Emphasis"><text:span text:style-name="T11"/></text:span></text:p>
      <text:p text:style-name="P6"><text:span text:style-name="Strong_20_Emphasis"><text:span text:style-name="T16">P</text:span></text:span><text:span text:style-name="Strong_20_Emphasis"><text:span text:style-name="T17">R</text:span></text:span><text:span text:style-name="Strong_20_Emphasis"><text:span text:style-name="T16">o</text:span></text:span><text:span text:style-name="Strong_20_Emphasis"><text:span text:style-name="T17">pio es de cualquier necesitado buscar el remedio de sus miserias, en quien con abundante, y misericordiosa liberalidad le pueda socorrer. </text:span></text:span><text:span text:style-name="Strong_20_Emphasis"><text:span text:style-name="T18">Miserables con toda verdad, y sumamente necesitados nos miramos en el penoso destierro </text:span></text:span><text:span text:style-name="Strong_20_Emphasis"><text:span text:style-name="T19">de este mundo<text:tab/>; y como tales, naturalmente precisados de buscar el remedio de nuestras miserias, en quien con abundancia, y seguridad nos pueda socorrer, como necesitamos. Esto lo encontraremos en la Madre de Misericordia, y Madre Clementísima de todas las criaturas; porque esta dulcísima Madre, después de Dios, es la que puede, y quiere y puede hacernos todo bien, dice San Bernardo: “</text:span></text:span><text:span text:style-name="Strong_20_Emphasis"><text:span text:style-name="T20">Nec facultas illi de esse potest, nec voluntas</text:span></text:span><text:span text:style-name="Strong_20_Emphasis"><text:span text:style-name="T19">”. Sola pues su maternal clemencia es el seguro asilo para el remedio de todos nuestros males, </text:span></text:span><text:soft-page-break/><text:span text:style-name="Strong_20_Emphasis"><text:span text:style-name="T19">porque en la voluntad, y liberalísima mano de esta amabilísima </text:span></text:span><text:span text:style-name="Strong_20_Emphasis"><text:span text:style-name="T21">mediadora nuestra depositó Dios nuestro Señor en el momento mismo de su Inmaculada Concepción, los inefables tesoros de su gracias, y misericordia, para que los dispensase a los hombre, determinando, que no consiguiesen los mortales beneficio alguno, sin que primero pasasen por las piadosas manos de esta Purísima Señora, como para consuelo nuestro, y gloria suya, nos lo declara la Virgen y Mártir Sor María de Jesús de Agreda, en la primera parte de la Mística Ciudad de Dios, </text:span></text:span><text:span text:style-name="Strong_20_Emphasis"><text:span text:style-name="T22">numeral 270, donde nos dice que la Beatísima Trinidad en el primer instante de la Inmaculada Concepción de esta singular criatura hizo un decreto, y como contrato, a nuestro modo de entender hablando de esta manera: </text:span></text:span><text:span text:style-name="Strong_20_Emphasis"><text:span text:style-name="T23">A la Dignidad, que damos a esta pura criatura, de Esposa, y Madre del Verbo, que ha de nacer de ella, es consiguiente, y debido constituirla Reina, y Señora de todo los </text:span></text:span><text:soft-page-break/><text:span text:style-name="Strong_20_Emphasis"><text:span text:style-name="T23">creado. Y sobre los dones, y riquezas de nuestra Divinidad, que para si misma la dotamos y concedemos, es conveniente dar la autoridad para que tenga mano en los tesoros de nuestras misericordias infinitas, para que de ellas pueda distribuir, y comunicar a su voluntad las gracias, y favores necesarios a los mortales, señaladamente a los que como hijos, y devotos suyos </text:span></text:span><text:span text:style-name="Strong_20_Emphasis"><text:span text:style-name="T24">la invocaren, y que pueda enriquecer a los pobres, remediar a los pecadores, engrandecer a los justos, y ser universal amparo de todos. Y para que todas las criaturas la reconozcan por Reina Superiora, y Depositaria de nuestros bienes infinitos, con la facultad<text:tab/> </text:span></text:span><text:span text:style-name="Strong_20_Emphasis"><text:span text:style-name="T25">de poderlos dispensar, le entregaremos las llaves de nuestro pecho, y voluntad, y ser de todo la ejecutora de nuestro beneplácito con las criaturas. Daremosle a mas de esto, el dominio, y potestad sobre el Dragón nuestro enemigo, y todos sus aliados los Demonios, para que teman su presencia y su nombre, y con el se </text:span></text:span><text:soft-page-break/><text:span text:style-name="Strong_20_Emphasis"><text:span text:style-name="T25">quebranten y desvanezcan sus engaños; y para que todos los mortales, que se acogieren a esta ciudad de refugio, le brillen cierto, y seguro, sin temor de los Demonios, y sus falacias.</text:span></text:span></text:p>
      <text:p text:style-name="P7"><text:span text:style-name="Strong_20_Emphasis"><text:span text:style-name="T25"/></text:span></text:p>
      <text:p text:style-name="P8"><text:span text:style-name="Strong_20_Emphasis"><text:span text:style-name="T11"/></text:span></text:p>
      <text:p text:style-name="P8"><text:span text:style-name="Strong_20_Emphasis"><text:span text:style-name="T11"/></text:span></text:p>
      <text:p text:style-name="P3"><text:span text:style-name="Strong_20_Emphasis"><text:span text:style-name="T11"/></text:span></text:p>
      <text:p text:style-name="P9"><text:span text:style-name="Strong_20_Emphasis"><text:span text:style-name="T26"/></text:span></text:p>
      <text:p text:style-name="P10">Mysteria <text:span text:style-name="T27">L</text:span>uminosa</text:p>
      <text:p text:style-name="P11"><text:span text:style-name="T28">(</text:span><text:span text:style-name="T29">i</text:span><text:span text:style-name="T30">n feria quarta</text:span><text:span text:style-name="T28">)</text:span></text:p>
      <text:p text:style-name="P12"><text:span text:style-name="T31">I.</text:span> Dómini Nóstri Iésu Chrísti <text:span text:style-name="T32">Baptismus</text:span> in Iordane. <text:span text:style-name="T33">(</text:span><text:span text:style-name="T34">Mt</text:span><text:span text:style-name="T33"> 3, 17)</text:span></text:p>
      <text:p text:style-name="P12"><text:span text:style-name="T31">II.</text:span> Dómini Nóstri Iésu Chrísti <text:span text:style-name="T32">Revelatio</text:span> in the nuptiae Canae. <text:span text:style-name="T35">(</text:span><text:span text:style-name="T36">Jn</text:span><text:span text:style-name="T35"> 2, 11)</text:span></text:p>
      <text:p text:style-name="P12"><text:span text:style-name="T31">III.</text:span> <text:span text:style-name="T27">R</text:span>egni Dei <text:span text:style-name="T32">Annuntiatio</text:span> ad conversionem invitans. <text:span text:style-name="T35">(</text:span><text:span text:style-name="T37">Mc</text:span><text:span text:style-name="T35"> 1, 15)</text:span></text:p>
      <text:p text:style-name="P13"><text:span text:style-name="T38">IV.</text:span> Dómini Nóstri Iésu Chrísti <text:span text:style-name="T32">Transfiguratio</text:span> <text:span text:style-name="T39">i</text:span><text:span text:style-name="T40">n monte T</text:span><text:span text:style-name="T41">h</text:span><text:span text:style-name="T40">abo</text:span><text:span text:style-name="T41">r</text:span>.</text:p>
      <text:p text:style-name="P13"><text:span text:style-name="T42">(</text:span><text:span text:style-name="T43">Lc</text:span><text:span text:style-name="T42"> 9, 35)</text:span></text:p>
      <text:p text:style-name="P14"><text:span text:style-name="T44">V. </text:span><text:span text:style-name="T45">Dómini Nóstri Iésu Chrísti </text:span><text:span text:style-name="T46">d</text:span><text:span text:style-name="T47">e novissima cena </text:span><text:span text:style-name="T48">et </text:span><text:span text:style-name="T49">Institutio Eucharistiae</text:span><text:span text:style-name="T50">. </text:span><text:span text:style-name="Strong_20_Emphasis"><text:span text:style-name="T51">(</text:span></text:span><text:span text:style-name="Strong_20_Emphasis"><text:span text:style-name="T52">1 Cor</text:span></text:span><text:span text:style-name="Strong_20_Emphasis"><text:span text:style-name="T51"> 11,24)</text:span></text:span></text:p>
      <text:p text:style-name="P15"><text:span text:style-name="Strong_20_Emphasis"><text:span text:style-name="T53"/></text:span></text:p>
      <text:p text:style-name="P15"><text:span text:style-name="Strong_20_Emphasis"><text:span text:style-name="T54">S</text:span></text:span><text:span text:style-name="Strong_20_Emphasis"><text:span text:style-name="T55">alve</text:span></text:span><text:span text:style-name="Strong_20_Emphasis"><text:span text:style-name="T54"> R</text:span></text:span><text:span text:style-name="Strong_20_Emphasis"><text:span text:style-name="T55">egina</text:span></text:span></text:p>
      <text:p text:style-name="P16"><text:span text:style-name="T56">S</text:span><text:span text:style-name="T57">alve, Regína, Mater misericórdiae, vita, dulcédo et spes nostra, salve. Ad Te clamámus, éxsules, fílii Evae. Ad Te suspirámus, geméntes et flentes, in hac lacrimárum valle. Eia ergo, Advocáta Nostra, illos tuos misericórdes Óculos ad nos convérte. Et Jesum, Benedíctum fructum ventris tui, nobis, post hoc exsílium osténde. O clemens! O pia! O dulcis Virgo María!</text:span></text:p>
      <text:p text:style-name="P17"><text:span text:style-name="Strong_20_Emphasis"><text:span text:style-name="T58">V.</text:span></text:span><text:span text:style-name="T59"> </text:span><text:span text:style-name="T58">O</text:span><text:span text:style-name="T59">ra pro nobis, Sancta Dei Génitrix.</text:span></text:p>
      <text:p text:style-name="P17"><text:span text:style-name="Strong_20_Emphasis"><text:span text:style-name="T58">R</text:span></text:span><text:span text:style-name="T58">.</text:span><text:span text:style-name="T59"> </text:span><text:span text:style-name="T58">U</text:span><text:span text:style-name="T59">t digni efficiámur promissiónibus Christi. </text:span><text:span text:style-name="T58">A</text:span><text:span text:style-name="T59">men.</text:span></text:p>
      <text:p text:style-name="P15"><text:span text:style-name="Strong_20_Emphasis"><text:span text:style-name="T53"/></text:span></text:p>
      <text:p text:style-name="P18"><text:span text:style-name="Strong_20_Emphasis"><text:span text:style-name="T60">C</text:span></text:span><text:span text:style-name="Strong_20_Emphasis"><text:span text:style-name="T54">oncede nos</text:span></text:span></text:p>
      <text:p text:style-name="P15"><text:span text:style-name="Strong_20_Emphasis"><text:span text:style-name="T61">(</text:span></text:span><text:span text:style-name="Strong_20_Emphasis"><text:span text:style-name="T52">Antífona I</text:span></text:span><text:span text:style-name="Strong_20_Emphasis"><text:span text:style-name="T61">)</text:span></text:span></text:p>
      <text:p text:style-name="P15"><text:span text:style-name="Strong_20_Emphasis"><text:span text:style-name="T62">C</text:span></text:span><text:span text:style-name="Strong_20_Emphasis"><text:span text:style-name="T59">oncede nos, fámulos tuos quǽsumus Dómine Deus, perpetua mentis et córporis sanitáte gaudére, et gloriósa beatæ Maríæ semper Vírginis </text:span></text:span><text:soft-page-break/><text:span text:style-name="Strong_20_Emphasis"><text:span text:style-name="T59">intercessione, a præsenti liberári tristitia, et æterna pérfrui lætitia. Per Christum Dóminum nostrum. </text:span></text:span><text:span text:style-name="Strong_20_Emphasis"><text:span text:style-name="T58">A</text:span></text:span><text:span text:style-name="Strong_20_Emphasis"><text:span text:style-name="T59">men.</text:span></text:span></text:p>
      <text:p text:style-name="P19"><text:span text:style-name="Strong_20_Emphasis"><text:span text:style-name="T59"/></text:span></text:p>
      <text:p text:style-name="P19"><text:span text:style-name="Strong_20_Emphasis"><text:span text:style-name="T59"/></text:span></text:p>
      <text:p text:style-name="P19"><text:span text:style-name="Strong_20_Emphasis"><text:span text:style-name="T59"/></text:span></text:p>
      <text:p text:style-name="P19"><text:span text:style-name="Strong_20_Emphasis"><text:span text:style-name="T59"/></text:span></text:p>
      <text:p text:style-name="P20"><text:span text:style-name="Strong_20_Emphasis"><text:span text:style-name="T54">Per signum Crucis</text:span></text:span></text:p>
      <text:p text:style-name="P21"><text:span text:style-name="T63">P</text:span>er signum Sanctae Crucis <text:span text:style-name="T64">✠</text:span> de inimícis nostris <text:span text:style-name="T64">✠</text:span> líbera nos, Deus noster <text:span text:style-name="T64">✠</text:span>. <text:span text:style-name="T65">I</text:span>n nómine Patris, et Fílii, et Spíritus Sancti. <text:span text:style-name="T66">A</text:span>men.</text:p>
      <text:p text:style-name="P22"/>
      <text:p text:style-name="P23"><text:span text:style-name="Strong_20_Emphasis"><text:span text:style-name="T54">Credo</text:span></text:span></text:p>
      <text:p text:style-name="P24"><text:span text:style-name="T66">C</text:span>redo in Deum, Patrem omnipoténtem, Creatórem cœli et terræ. Et in Je-sum Christum, Fílium ejus únicum, Dóminum nostrum, qui cocéptus est de Spíritu Sancto, natus ex María Vírgine, passus sub Póntio Piláto; cruci-fíxus, mórtuus, et sepúltus: Descéndit ad Inféros; tértia die resurréxit a mórtuis: ascéndit ad cœlos, sedet ad déxteram Dei Patris omnipoténtis; in-de ventúrus est judicáre vivos et mórtuos. Credo in Spíritum Sanctum, Sanctam Ecclésiam Cathólicam, Sanctórum Communiónem, remissiónem peccatórum, carnis resurrectiónem, vitam ætérnam. <text:span text:style-name="T66">A</text:span>men.</text:p>
      <text:p text:style-name="P25"/>
      <text:p text:style-name="P26"><text:span text:style-name="T67">O</text:span><text:span text:style-name="T68">h mi Dómine Iesu</text:span></text:p>
      <text:p text:style-name="P27"><text:span text:style-name="T69">O</text:span>h mi Dómine Iesu, verus Deus et Homo verus, Creator, Pater et Redemp-tor meus, in qui credo et spero, et quem super omnia diligo, me pœnitent propter peccata mea, quia tu Deus bonus est, ac me pœnis inferni punire potest et tua gratia adiuvante futuris polliceor. <text:span text:style-name="T66">A</text:span>mén.</text:p>
      <text:p text:style-name="P28"/>
      <text:p text:style-name="P20"><text:span text:style-name="Strong_20_Emphasis"><text:span text:style-name="T54">P</text:span></text:span><text:span text:style-name="Strong_20_Emphasis"><text:span text:style-name="T70">ater</text:span></text:span><text:span text:style-name="Strong_20_Emphasis"><text:span text:style-name="T54"> N</text:span></text:span><text:span text:style-name="Strong_20_Emphasis"><text:span text:style-name="T70">oster</text:span></text:span></text:p>
      <text:p text:style-name="P29"><text:span text:style-name="T65">P</text:span>ater noster, qui es in caelis. Sanctificétur Nomen tuum. Advéniat regnum tuum. Fiat volúntas tua, sicut in caelo et in terra. Panem nostrum quoti-diánum da nobis hódie, et dimítte nobis débita nostra, sicut et nos dimí-ttimus debitóribus nostris. Et ne nos indúcas in tentatiónem. Sed líbera nos a malo. <text:span text:style-name="T65">A</text:span>men.</text:p>
      <text:p text:style-name="P30"/>
      <text:p text:style-name="P31"><text:span text:style-name="Strong_20_Emphasis"><text:span text:style-name="T71">A</text:span></text:span><text:span text:style-name="Strong_20_Emphasis"><text:span text:style-name="T72">ve</text:span></text:span><text:span text:style-name="Strong_20_Emphasis"><text:span text:style-name="T71"> M</text:span></text:span><text:span text:style-name="Strong_20_Emphasis"><text:span text:style-name="T72">aria</text:span></text:span></text:p>
      <text:p text:style-name="P29"><text:span text:style-name="T66">A</text:span><text:span text:style-name="T73">ve María, grátia plena; Dóminus tecum; benedícta Tu in muliéribus, et benedíctus fructus ventris tui, Jesus. Sancta María, Mater Dei, ora pro nobis, peccatóribus, nunc et in hora mortis nostrae. </text:span><text:span text:style-name="T65">A</text:span>men.</text:p>
      <text:p text:style-name="P25"/>
      <text:p text:style-name="P19"><text:span text:style-name="Strong_20_Emphasis"><text:span text:style-name="T54">G</text:span></text:span><text:span text:style-name="Strong_20_Emphasis"><text:span text:style-name="T74">lória</text:span></text:span><text:span text:style-name="Strong_20_Emphasis"><text:span text:style-name="T54"> P</text:span></text:span><text:span text:style-name="Strong_20_Emphasis"><text:span text:style-name="T74">atri</text:span></text:span></text:p>
      <text:p text:style-name="P27"><text:soft-page-break/><text:span text:style-name="T65">G</text:span>lória Patri, et Fílio, et Spirítui Sancto. Sicut erat in princípio, et nunc, et semper, et in saécula saeculórum. <text:span text:style-name="T65">A</text:span>men.</text:p>
      <text:p text:style-name="P28"/>
      <text:p text:style-name="P32"><text:span text:style-name="Strong_20_Emphasis"><text:span text:style-name="T75">Jaculatorias</text:span></text:span></text:p>
      <text:p text:style-name="P33">María <text:span text:style-name="T76">Madre de gracia</text:span></text:p>
      <text:p text:style-name="P34"><text:span text:style-name="T77">V.</text:span><text:span text:style-name="T78"> </text:span>Maria Mater gratiæ, Mater misericordiæ.</text:p>
      <text:p text:style-name="P35"><text:span text:style-name="T65">R.</text:span> Tu nos ab hoste protege et hora mortis suscipe.</text:p>
      <text:p text:style-name="P28"/>
      <text:p text:style-name="P36"><text:span text:style-name="Strong_20_Emphasis"><text:span text:style-name="T79">Oración de Fátima</text:span></text:span></text:p>
      <text:p text:style-name="P27"><text:span text:style-name="T65">O</text:span>, mi Jesu! Dimítte nobis; líbera nos ab ígne Inférni. Alléva Ánimas Purgatórii, præsértim illas quæ maxíme relíctæ sunt. <text:span text:style-name="T65">A</text:span>men.</text:p>
      <text:p text:style-name="P28"/>
      <text:p text:style-name="P37">Mystéria Gaudiósa</text:p>
      <text:p text:style-name="P38"><text:span text:style-name="T28">(</text:span><text:span text:style-name="T30">in feria secunda et in sabbato</text:span><text:span text:style-name="T28">)</text:span></text:p>
      <text:p text:style-name="P19"><text:span text:style-name="T80">I.</text:span><text:span text:style-name="T81"> Beátæ Maríæ Vírginis </text:span><text:span text:style-name="T82">A</text:span><text:span text:style-name="T83">nuntiatiónem</text:span><text:span text:style-name="T81">, et</text:span><text:span text:style-name="T84"> </text:span><text:span text:style-name="T85">Incarnatione</text:span><text:span text:style-name="T84"> Filii Dei</text:span><text:span text:style-name="T81">. </text:span><text:span text:style-name="T79">(</text:span><text:span text:style-name="T86">Jn</text:span><text:span text:style-name="T79"> 1, 14/</text:span><text:span text:style-name="T87">Lc</text:span><text:span text:style-name="T88"> 1, 30s</text:span><text:span text:style-name="T89">) (</text:span><text:span text:style-name="Strong_20_Emphasis"><text:span text:style-name="T90">Fruto: </text:span></text:span><text:span text:style-name="T90">Hacer la Voluntad de Dios.</text:span><text:span text:style-name="T79">)</text:span></text:p>
      <text:p text:style-name="P39"><text:span text:style-name="T91">II.</text:span><text:span text:style-name="T92"> Beátæ Maríæ Vírginis </text:span><text:span text:style-name="T93">Visitatióne</text:span><text:span text:style-name="T94">m</text:span><text:span text:style-name="T92"> ad </text:span><text:span text:style-name="T95">Sanctam Elisabeth. </text:span><text:span text:style-name="T96">(</text:span><text:span text:style-name="T97">Lc</text:span><text:span text:style-name="T96"> 1, 42</text:span><text:span text:style-name="T98">)</text:span></text:p>
      <text:p text:style-name="P40"><text:span text:style-name="T99">(</text:span><text:span text:style-name="Strong_20_Emphasis"><text:span text:style-name="T90">Fruto: </text:span></text:span><text:span text:style-name="T90">La caridad y el amor al prójimo.)</text:span></text:p>
      <text:p text:style-name="P39"><text:span text:style-name="T91">III.</text:span><text:span text:style-name="T92"> Dómini Nóstri Iésu Chrísti </text:span><text:span text:style-name="T93">Nativitátem</text:span><text:span text:style-name="T92"> i</text:span><text:span text:style-name="T95">n </text:span><text:span text:style-name="T100">p</text:span><text:span text:style-name="T95">raesepe. </text:span><text:span text:style-name="T35">(</text:span><text:span text:style-name="T37">Lc</text:span><text:span text:style-name="T35"> 2, 11</text:span><text:span text:style-name="T101">)</text:span></text:p>
      <text:p text:style-name="P40"><text:span text:style-name="T89">(</text:span><text:span text:style-name="Strong_20_Emphasis"><text:span text:style-name="T79">Fruto:</text:span></text:span><text:span text:style-name="T79"> El desprendimiento de las riquezas.)</text:span></text:p>
      <text:p text:style-name="P39"><text:span text:style-name="T91">IV.</text:span><text:span text:style-name="T92"> Dómini Nóstri Iésu Chrísti </text:span><text:span text:style-name="T94">P</text:span><text:span text:style-name="T93">resentatiónem</text:span><text:span text:style-name="T92"> in templo e</text:span><text:span text:style-name="T95">t Beátæ Maríæ Vírginis </text:span><text:span text:style-name="T102">Purificationis</text:span><text:span text:style-name="T92">. </text:span><text:span text:style-name="T35">(</text:span><text:span text:style-name="T37">Lc</text:span><text:span text:style-name="T35"> 2, 23</text:span><text:span text:style-name="T101">)</text:span></text:p>
      <text:p text:style-name="P40"><text:span text:style-name="T89">(</text:span><text:span text:style-name="Strong_20_Emphasis"><text:span text:style-name="T79">Fruto: </text:span></text:span><text:span text:style-name="T79">La obediencia y la pureza.)</text:span></text:p>
      <text:p text:style-name="P40"><text:span text:style-name="T80">V.</text:span><text:span text:style-name="T81"> </text:span><text:span text:style-name="T59">Dómini Nóstri Iésu Chrísti </text:span><text:span text:style-name="T82">I</text:span><text:span text:style-name="T83">nventiónem</text:span><text:span text:style-name="T59"> in templo. </text:span><text:span text:style-name="Strong_20_Emphasis"><text:span text:style-name="T51">(</text:span></text:span><text:span text:style-name="Strong_20_Emphasis"><text:span text:style-name="T52">Lc</text:span></text:span><text:span text:style-name="Strong_20_Emphasis"><text:span text:style-name="T51"> 2, 49</text:span></text:span><text:span text:style-name="Strong_20_Emphasis"><text:span text:style-name="T103">)</text:span></text:span></text:p>
      <text:p text:style-name="P40"><text:span text:style-name="Strong_20_Emphasis"><text:span text:style-name="T103">(</text:span></text:span><text:span text:style-name="Strong_20_Emphasis"><text:span text:style-name="T52">Fruto:</text:span></text:span><text:span text:style-name="Strong_20_Emphasis"><text:span text:style-name="T51"> Buscar a Dios en todas las cosas.)</text:span></text:span></text:p>
      <text:p text:style-name="P25"/>
      <text:p text:style-name="P40"><text:span text:style-name="Strong_20_Emphasis"><text:span text:style-name="T54">Mystéria Dolorósa</text:span></text:span></text:p>
      <text:p text:style-name="P40"><text:span text:style-name="Strong_20_Emphasis"><text:span text:style-name="T51">(</text:span></text:span><text:span text:style-name="Strong_20_Emphasis"><text:span text:style-name="T52">in feria tertia et feria sexta</text:span></text:span><text:span text:style-name="Strong_20_Emphasis"><text:span text:style-name="T51">)</text:span></text:span></text:p>
      <text:p text:style-name="P41"><text:span text:style-name="Strong_20_Emphasis"><text:span text:style-name="T58">I.</text:span></text:span><text:span text:style-name="Strong_20_Emphasis"><text:span text:style-name="T59"> Dómini Nóstri Iésu Chrísti </text:span></text:span><text:span text:style-name="Strong_20_Emphasis"><text:span text:style-name="T104">A</text:span></text:span><text:span text:style-name="Strong_20_Emphasis"><text:span text:style-name="T85">gonia</text:span></text:span><text:span text:style-name="Strong_20_Emphasis"><text:span text:style-name="T59"> in horto </text:span></text:span><text:span text:style-name="Strong_20_Emphasis"><text:span text:style-name="T105">O</text:span></text:span><text:span text:style-name="Strong_20_Emphasis"><text:span text:style-name="T106">liveti</text:span></text:span><text:span text:style-name="Strong_20_Emphasis"><text:span text:style-name="T59">. </text:span></text:span><text:span text:style-name="Strong_20_Emphasis"><text:span text:style-name="T51">(</text:span></text:span><text:span text:style-name="Strong_20_Emphasis"><text:span text:style-name="T52">Lc</text:span></text:span><text:span text:style-name="Strong_20_Emphasis"><text:span text:style-name="T51"> 22, 42</text:span></text:span><text:span text:style-name="Strong_20_Emphasis"><text:span text:style-name="T103">)</text:span></text:span></text:p>
      <text:p text:style-name="P41"><text:span text:style-name="Strong_20_Emphasis"><text:span text:style-name="T103">(</text:span></text:span><text:span text:style-name="Strong_20_Emphasis"><text:span text:style-name="T52">Fruto:</text:span></text:span><text:span text:style-name="Strong_20_Emphasis"><text:span text:style-name="T51"> Dolor por haber pecado, contrición por nuestros pecados y propósito de enmienda.)</text:span></text:span></text:p>
      <text:p text:style-name="P41"><text:span text:style-name="Strong_20_Emphasis"><text:span text:style-name="T58">II.</text:span></text:span><text:span text:style-name="Strong_20_Emphasis"><text:span text:style-name="T59"> Dómini Nóstri Iésu Chrísti </text:span></text:span><text:span text:style-name="Strong_20_Emphasis"><text:span text:style-name="T83">Flagellatiónem</text:span></text:span><text:span text:style-name="Strong_20_Emphasis"><text:span text:style-name="T59">. </text:span></text:span><text:span text:style-name="Strong_20_Emphasis"><text:span text:style-name="T51">(</text:span></text:span><text:span text:style-name="Strong_20_Emphasis"><text:span text:style-name="T52">Mt </text:span></text:span><text:span text:style-name="Strong_20_Emphasis"><text:span text:style-name="T51">26, 67</text:span></text:span><text:span text:style-name="Strong_20_Emphasis"><text:span text:style-name="T103">)</text:span></text:span></text:p>
      <text:p text:style-name="P41"><text:span text:style-name="Strong_20_Emphasis"><text:span text:style-name="T103">(</text:span></text:span><text:span text:style-name="Strong_20_Emphasis"><text:span text:style-name="T79">Fruto</text:span></text:span><text:span text:style-name="Strong_20_Emphasis"><text:span text:style-name="T51">: Mortificación de la carne y de los sentidos.)</text:span></text:span></text:p>
      <text:p text:style-name="P41"><text:span text:style-name="Strong_20_Emphasis"><text:span text:style-name="T58">III.</text:span></text:span><text:span text:style-name="Strong_20_Emphasis"><text:span text:style-name="T59"> Dómini Nóstri Iésu Chrísti </text:span></text:span><text:span text:style-name="Strong_20_Emphasis"><text:span text:style-name="T81">Spiniscoronationem</text:span></text:span><text:span text:style-name="Strong_20_Emphasis"><text:span text:style-name="T59">. </text:span></text:span><text:span text:style-name="Strong_20_Emphasis"><text:span text:style-name="T51">(</text:span></text:span><text:span text:style-name="Strong_20_Emphasis"><text:span text:style-name="T52">Jn</text:span></text:span><text:span text:style-name="Strong_20_Emphasis"><text:span text:style-name="T51"> 19, 2)</text:span></text:span></text:p>
      <text:p text:style-name="P41"><text:span text:style-name="Strong_20_Emphasis"><text:span text:style-name="T51">(</text:span></text:span><text:span text:style-name="Strong_20_Emphasis"><text:span text:style-name="T52">Fruto:</text:span></text:span><text:span text:style-name="Strong_20_Emphasis"><text:span text:style-name="T51"> Quitarnos la soberbia y el orgullo.)</text:span></text:span></text:p>
      <text:p text:style-name="P41"><text:span text:style-name="Strong_20_Emphasis"><text:span text:style-name="T58">IV.</text:span></text:span><text:span text:style-name="Strong_20_Emphasis"><text:span text:style-name="T59"> Dómini Nóstri Iésu Chrísti </text:span></text:span><text:span text:style-name="Strong_20_Emphasis"><text:span text:style-name="T107">C</text:span></text:span><text:span text:style-name="Strong_20_Emphasis"><text:span text:style-name="T83">rucisbaiulatiónem</text:span></text:span><text:span text:style-name="Strong_20_Emphasis"><text:span text:style-name="T59">. </text:span></text:span><text:span text:style-name="Strong_20_Emphasis"><text:span text:style-name="T51">(</text:span></text:span><text:span text:style-name="Strong_20_Emphasis"><text:span text:style-name="T52">Jn</text:span></text:span><text:span text:style-name="Strong_20_Emphasis"><text:span text:style-name="T51"> 19, 17)</text:span></text:span></text:p>
      <text:p text:style-name="P41"><text:span text:style-name="Strong_20_Emphasis"><text:span text:style-name="T108">(</text:span></text:span><text:span text:style-name="Strong_20_Emphasis"><text:span text:style-name="T109">Fruto</text:span></text:span><text:span text:style-name="Strong_20_Emphasis"><text:span text:style-name="T110">:</text:span></text:span><text:span text:style-name="Strong_20_Emphasis"><text:span text:style-name="T108"> Paciencia en las tribulaciones.)</text:span></text:span></text:p>
      <text:p text:style-name="P42"><text:span text:style-name="Strong_20_Emphasis"><text:span text:style-name="T58">V.</text:span></text:span><text:span text:style-name="Strong_20_Emphasis"><text:span text:style-name="T59"> Dómini Nóstri Iésu Chrísti </text:span></text:span><text:span text:style-name="Strong_20_Emphasis"><text:span text:style-name="T81">Crucifixiónem</text:span></text:span><text:span text:style-name="Strong_20_Emphasis"><text:span text:style-name="T59"> et mortem. </text:span></text:span><text:span text:style-name="Strong_20_Emphasis"><text:span text:style-name="T111">(</text:span></text:span><text:span text:style-name="Strong_20_Emphasis"><text:span text:style-name="T112">Flp</text:span></text:span><text:span text:style-name="Strong_20_Emphasis"><text:span text:style-name="T111"> 2, 8)</text:span></text:span></text:p>
      <text:p text:style-name="P42"><text:span text:style-name="Strong_20_Emphasis"><text:span text:style-name="T111">(</text:span></text:span><text:span text:style-name="Strong_20_Emphasis"><text:span text:style-name="T113">Fruto:</text:span></text:span><text:span text:style-name="Strong_20_Emphasis"><text:span text:style-name="T111"> La Perseverancia Final y entregarnos a la obra de la Redención.)</text:span></text:span></text:p>
      <text:p text:style-name="P43"/>
      <text:p text:style-name="P42"><text:soft-page-break/><text:span text:style-name="Strong_20_Emphasis"><text:span text:style-name="T54">Mystéria Gloriósa</text:span></text:span></text:p>
      <text:p text:style-name="P42"><text:span text:style-name="Strong_20_Emphasis"><text:span text:style-name="T51">(</text:span></text:span><text:span text:style-name="Strong_20_Emphasis"><text:span text:style-name="T52">in Dominica, in feria quarta</text:span></text:span><text:span text:style-name="Strong_20_Emphasis"><text:span text:style-name="T51">)</text:span></text:span></text:p>
      <text:p text:style-name="P42"><text:span text:style-name="Strong_20_Emphasis"><text:span text:style-name="T58">I.</text:span></text:span><text:span text:style-name="Strong_20_Emphasis"><text:span text:style-name="T59"> Dómini Nóstri Iésu Chrísti </text:span></text:span><text:span text:style-name="Strong_20_Emphasis"><text:span text:style-name="T81">Resurrectiónem</text:span></text:span><text:span text:style-name="Strong_20_Emphasis"><text:span text:style-name="T59">. </text:span></text:span><text:span text:style-name="Strong_20_Emphasis"><text:span text:style-name="T51">(</text:span></text:span><text:span text:style-name="Strong_20_Emphasis"><text:span text:style-name="T52">1Co</text:span></text:span><text:span text:style-name="Strong_20_Emphasis"><text:span text:style-name="T51"> 15, 20</text:span></text:span><text:span text:style-name="Strong_20_Emphasis"><text:span text:style-name="T114">)</text:span></text:span></text:p>
      <text:p text:style-name="P42"><text:span text:style-name="Strong_20_Emphasis"><text:span text:style-name="T114">(</text:span></text:span><text:span text:style-name="Strong_20_Emphasis"><text:span text:style-name="T115">Fruto:</text:span></text:span><text:span text:style-name="Strong_20_Emphasis"><text:span text:style-name="T114"> La fe y la conversión.)</text:span></text:span></text:p>
      <text:p text:style-name="P44"><text:span text:style-name="Strong_20_Emphasis"><text:span text:style-name="T58">II.</text:span></text:span><text:span text:style-name="Strong_20_Emphasis"><text:span text:style-name="T59"> Dómini Nóstri Iésu Chrísti in cælum </text:span></text:span><text:span text:style-name="Strong_20_Emphasis"><text:span text:style-name="T81">Ascensiónem</text:span></text:span><text:span text:style-name="Strong_20_Emphasis"><text:span text:style-name="T59">. </text:span></text:span><text:span text:style-name="Strong_20_Emphasis"><text:span text:style-name="T51">(</text:span></text:span><text:span text:style-name="Strong_20_Emphasis"><text:span text:style-name="T52">Hch</text:span></text:span><text:span text:style-name="Strong_20_Emphasis"><text:span text:style-name="T51"> 1, 9)</text:span></text:span></text:p>
      <text:p text:style-name="P44"><text:span text:style-name="Strong_20_Emphasis"><text:span text:style-name="T116">(</text:span></text:span><text:span text:style-name="Strong_20_Emphasis"><text:span text:style-name="T117">Fruto: </text:span></text:span><text:span text:style-name="Strong_20_Emphasis"><text:span text:style-name="T116">Deseo y ansias de llegar al Cielo.)</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elvetica Neue" svg:font-family="'Helvetica Neue', Helvetica, Arial, sans-serif"/>
    <style:font-face style:name="Latin Modern Math" svg:font-family="'Latin Modern Math'"/>
    <style:font-face style:name="Latin Modern Roman" svg:font-family="'Latin Modern Roman'"/>
    <style:font-face style:name="Latin Modern Roman1" svg:font-family="'Latin Modern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3.97cm" fo:page-height="21.59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5:16:44.609328299</meta:creation-date>
    <dc:date>2024-12-02T21:31:55.987519002</dc:date>
    <meta:editing-duration>PT8H27M49S</meta:editing-duration>
    <meta:editing-cycles>80</meta:editing-cycles>
    <meta:generator>LibreOffice/24.8.3.2$Linux_X86_64 LibreOffice_project/480$Build-2</meta:generator>
    <meta:document-statistic meta:table-count="0" meta:image-count="0" meta:object-count="0" meta:page-count="9" meta:paragraph-count="77" meta:word-count="1323" meta:character-count="8160" meta:non-whitespace-character-count="6908"/>
  </office:meta>
</office:document-meta>
</file>